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Anfíbol masiv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Hipidiomorfas - alotriomorfas en agregado masivo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Moder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Tonalidades marrones, anaranjadas y verdos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Muy marc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Una dirección bastante marcada y otra a unos 60º difícil de apreciar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A biotita y óxidos, entre otr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Fins a 2º ordre però molt emmascarat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7" table:style-name="ce6">
            <text:p>7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Cuarzo 15%</text:p>
          </table:table-cell>
          <table:table-cell office:value-type="string" table:style-name="ce8">
            <text:p>Biotita 5%</text:p>
          </table:table-cell>
          <table:table-cell office:value-type="string" table:style-name="ce8">
            <text:p>Opacos 5%<text:s/></text:p>
          </table:table-cell>
          <table:table-cell office:value-type="string" table:style-name="ce8">
            <text:p>Otros 5%</text:p>
          </table:table-cell>
          <table:table-cell table:number-columns-repeated="8" table:style-name="ce8"/>
          <table:table-cell table:number-columns-repeated="16371"/>
        </table:table-row>
        <table:table-row table:number-rows-repeated="2" table:style-name="ro9">
          <table:table-cell table:style-name="ce1"/>
          <table:table-cell table:style-name="ce9"/>
          <table:table-cell table:number-columns-repeated="16382" table:style-name="ce1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10">
            <text:p>Características generales del mineral</text:p>
          </table:table-cell>
          <table:table-cell office:value-type="string" table:style-name="ce3">
            <text:p>Anfíbol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11">
            <text:p>(Na,K,Ca)<text:span text:style-name="T2">0-1<text:s/></text:span>(Ca,Li,Na,Mg,Fe,Mn)<text:span text:style-name="T2">2</text:span>(Li,Na,Mg,Fe,Al,Co,Ni)<text:span text:style-name="T2">5</text:span>(Ti,Al,Si)<text:span text:style-name="T2">8</text:span>O<text:span text:style-name="T2">22</text:span>(OH,F,Cl,O)<text:span text:style-name="T2">2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 los cristales</text:p>
          </table:table-cell>
          <table:table-cell office:value-type="string" table:style-name="ce5">
            <text:p>Idiomorfa - alotriomorfa, de hábito prismático largo y hasta fibroso, con sección basal con tendencia a rombo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5">
            <text:p>De moderado a elev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2">
            <text:p>Incoloro pero dependiendo de su contenido en distintos elementos puede variar entre azules, morados, verdes y marron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En las variedades muy coloridas es muy elevado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Perfecta en dos sistemas paralelos a {001} que forman ángulos aproximados de 120º visibles en secciones basal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A clorita, epidota, calcita, talco y otros anfíbol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mediados de 2º orden pero enmascarados en las variedades coloreadas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xtinción</text:p>
          </table:table-cell>
          <table:table-cell office:value-type="string" table:style-name="ce5">
            <text:p>En secciones longitudinales algunas familias tienen extinción recta, corresponden a los ortoanfíboles, y los que muestran extinción oblicua, se denominan clinoanfíboles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No son frecuentes, {100} polisintéticas lamelares, {001} lamelares y simpl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Ocasionalmente visi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 o 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19:38:49Z</dc:date>
    <meta:editing-cycles>5</meta:editing-cycles>
    <meta:editing-duration>PT1353S</meta:editing-duration>
  </office:meta>
</office:document-meta>
</file>